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31H53M00S" calcext:value-type="time">
            <text:p>31:5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table:number-columns-repeated="2"/>
          <table:table-cell table:formula="of:=[.C28]-[.B28]" office:value-type="time" office:time-value="-PT13H45M00S" calcext:value-type="time">
            <text:p>-13:45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29]-[.B2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0]-[.B3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1]-[.B3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2]-[.B3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3]-[.B3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4]-[.B3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5]-[.B3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3:48:33.22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19T13:52:12.282000000</dc:date>
    <meta:editing-duration>P3DT16H38M44S</meta:editing-duration>
    <meta:editing-cycles>59</meta:editing-cycles>
    <meta:generator>LibreOffice/7.2.5.2$Windows_X86_64 LibreOffice_project/499f9727c189e6ef3471021d6132d4c694f357e5</meta:generator>
    <meta:document-statistic meta:table-count="1" meta:cell-count="146" meta:object-count="0"/>
  </office:meta>
</office:document-meta>
</file>